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12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73.03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12.9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  <style:text-properties fo:color="#0000ff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8" table:number-columns-repeated="1012" table:default-cell-style-name="ce1"/>
        <table:table-column table:style-name="co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CODE UTILISATEUR</text:p>
          </table:table-cell>
          <table:table-cell table:style-name="ce4" office:value-type="string" calcext:value-type="string">
            <text:p>Statut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Prénom</text:p>
          </table:table-cell>
          <table:table-cell table:style-name="ce4" office:value-type="string" calcext:value-type="string">
            <text:p>Login</text:p>
          </table:table-cell>
          <table:table-cell table:style-name="ce4" office:value-type="string" calcext:value-type="string">
            <text:p>Mail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FRANSSOIS_Claude</text:p>
          </table:table-cell>
          <table:table-cell table:style-name="ce5" office:value-type="string" calcext:value-type="string">
            <text:p>Et</text:p>
          </table:table-cell>
          <table:table-cell table:style-name="ce5" table:formula="of:=MID([.A3];1;SEARCH(&quot;_&quot;;[.A3];1)-1)" office:value-type="string" office:string-value="FRANSSOIS" calcext:value-type="string">
            <text:p>FRANSSOIS</text:p>
          </table:table-cell>
          <table:table-cell table:style-name="ce5" table:formula="of:=MID([.A3];SEARCH(&quot;_&quot;;[.A3];1)+1;LEN([.A3]))" office:value-type="string" office:string-value="Claude" calcext:value-type="string">
            <text:p>Claude</text:p>
          </table:table-cell>
          <table:table-cell table:style-name="ce5" table:formula="of:=LOWER(CONCATENATE(MID([.D3];1;1);[.C3]))" office:value-type="string" office:string-value="cfranssois" calcext:value-type="string">
            <text:p>cfranssois</text:p>
          </table:table-cell>
          <table:table-cell table:style-name="ce5" table:formula="of:=IF(OR([.B3]=&quot;Adm&quot;;[.B3]=&quot;Ens&quot;);CONCATENATE([.E3];&quot;@umontpellier.fr&quot;);CONCATENATE([.E3];&quot;@etu.umontpellier.fr&quot;))" office:value-type="string" office:string-value="cfranssois@etu.umontpellier.fr" calcext:value-type="string">
            <text:p>cfranssois@etu.umontpellier.fr</text:p>
          </table:table-cell>
          <table:table-cell table:style-name="ce2" table:number-columns-repeated="4"/>
          <table:table-cell table:style-name="ce3"/>
          <table:table-cell table:style-name="ce2" table:number-columns-repeated="1013"/>
        </table:table-row>
        <table:table-row table:style-name="ro3">
          <table:table-cell table:style-name="ce5" office:value-type="string" calcext:value-type="string">
            <text:p>MALiK_Abedal</text:p>
          </table:table-cell>
          <table:table-cell table:style-name="ce5" office:value-type="string" calcext:value-type="string">
            <text:p>Adm</text:p>
          </table:table-cell>
          <table:table-cell table:style-name="ce5" table:formula="of:=MID([.A4];1;SEARCH(&quot;_&quot;;[.A4];1)-1)" office:value-type="string" office:string-value="MALiK" calcext:value-type="string">
            <text:p>MALiK</text:p>
          </table:table-cell>
          <table:table-cell table:style-name="ce5" table:formula="of:=MID([.A4];SEARCH(&quot;_&quot;;[.A4];1)+1;LEN([.A4]))" office:value-type="string" office:string-value="Abedal" calcext:value-type="string">
            <text:p>Abedal</text:p>
          </table:table-cell>
          <table:table-cell table:style-name="ce5" table:formula="of:=LOWER(CONCATENATE(MID([.D4];1;1);[.C4]))" office:value-type="string" office:string-value="amalik" calcext:value-type="string">
            <text:p>amalik</text:p>
          </table:table-cell>
          <table:table-cell table:style-name="ce5" table:formula="of:=IF(OR([.B4]=&quot;Adm&quot;;[.B4]=&quot;Ens&quot;);CONCATENATE([.E4];&quot;@umontpellier.fr&quot;);CONCATENATE([.E4];&quot;@etu.umontpellier.fr&quot;))" office:value-type="string" office:string-value="amalik@umontpellier.fr" calcext:value-type="string">
            <text:p>amalik@umontpellier.fr</text:p>
          </table:table-cell>
          <table:table-cell table:style-name="ce2" table:number-columns-repeated="1018"/>
        </table:table-row>
        <table:table-row table:style-name="ro3">
          <table:table-cell table:style-name="ce5" office:value-type="string" calcext:value-type="string">
            <text:p>MONTANT_Yves</text:p>
          </table:table-cell>
          <table:table-cell table:style-name="ce5" office:value-type="string" calcext:value-type="string">
            <text:p>Et</text:p>
          </table:table-cell>
          <table:table-cell table:style-name="ce5" table:formula="of:=MID([.A5];1;SEARCH(&quot;_&quot;;[.A5];1)-1)" office:value-type="string" office:string-value="MONTANT" calcext:value-type="string">
            <text:p>MONTANT</text:p>
          </table:table-cell>
          <table:table-cell table:style-name="ce5" table:formula="of:=MID([.A5];SEARCH(&quot;_&quot;;[.A5];1)+1;LEN([.A5]))" office:value-type="string" office:string-value="Yves" calcext:value-type="string">
            <text:p>Yves</text:p>
          </table:table-cell>
          <table:table-cell table:style-name="ce5" table:formula="of:=LOWER(CONCATENATE(MID([.D5];1;1);[.C5]))" office:value-type="string" office:string-value="ymontant" calcext:value-type="string">
            <text:p>ymontant</text:p>
          </table:table-cell>
          <table:table-cell table:style-name="ce5" table:formula="of:=IF(OR([.B5]=&quot;Adm&quot;;[.B5]=&quot;Ens&quot;);CONCATENATE([.E5];&quot;@umontpellier.fr&quot;);CONCATENATE([.E5];&quot;@etu.umontpellier.fr&quot;))" office:value-type="string" office:string-value="ymontant@etu.umontpellier.fr" calcext:value-type="string">
            <text:p>ymontant@etu.umontpellier.fr</text:p>
          </table:table-cell>
          <table:table-cell table:style-name="ce2" table:number-columns-repeated="1018"/>
        </table:table-row>
        <table:table-row table:style-name="ro3">
          <table:table-cell table:style-name="ce5" office:value-type="string" calcext:value-type="string">
            <text:p>SIMAUNE_Nina</text:p>
          </table:table-cell>
          <table:table-cell table:style-name="ce5" office:value-type="string" calcext:value-type="string">
            <text:p>Et</text:p>
          </table:table-cell>
          <table:table-cell table:style-name="ce5" table:formula="of:=MID([.A6];1;SEARCH(&quot;_&quot;;[.A6];1)-1)" office:value-type="string" office:string-value="SIMAUNE" calcext:value-type="string">
            <text:p>SIMAUNE</text:p>
          </table:table-cell>
          <table:table-cell table:style-name="ce5" table:formula="of:=MID([.A6];SEARCH(&quot;_&quot;;[.A6];1)+1;LEN([.A6]))" office:value-type="string" office:string-value="Nina" calcext:value-type="string">
            <text:p>Nina</text:p>
          </table:table-cell>
          <table:table-cell table:style-name="ce5" table:formula="of:=LOWER(CONCATENATE(MID([.D6];1;1);[.C6]))" office:value-type="string" office:string-value="nsimaune" calcext:value-type="string">
            <text:p>nsimaune</text:p>
          </table:table-cell>
          <table:table-cell table:style-name="ce5" table:formula="of:=IF(OR([.B6]=&quot;Adm&quot;;[.B6]=&quot;Ens&quot;);CONCATENATE([.E6];&quot;@umontpellier.fr&quot;);CONCATENATE([.E6];&quot;@etu.umontpellier.fr&quot;))" office:value-type="string" office:string-value="nsimaune@etu.umontpellier.fr" calcext:value-type="string">
            <text:p>nsimaune@etu.umontpellier.fr</text:p>
          </table:table-cell>
          <table:table-cell table:style-name="ce2" table:number-columns-repeated="1018"/>
        </table:table-row>
        <table:table-row table:style-name="ro3">
          <table:table-cell table:style-name="ce5" office:value-type="string" calcext:value-type="string">
            <text:p>TYLER_Boni</text:p>
          </table:table-cell>
          <table:table-cell table:style-name="ce5" office:value-type="string" calcext:value-type="string">
            <text:p>Ens</text:p>
          </table:table-cell>
          <table:table-cell table:style-name="ce5" table:formula="of:=MID([.A7];1;SEARCH(&quot;_&quot;;[.A7];1)-1)" office:value-type="string" office:string-value="TYLER" calcext:value-type="string">
            <text:p>TYLER</text:p>
          </table:table-cell>
          <table:table-cell table:style-name="ce5" table:formula="of:=MID([.A7];SEARCH(&quot;_&quot;;[.A7];1)+1;LEN([.A7]))" office:value-type="string" office:string-value="Boni" calcext:value-type="string">
            <text:p>Boni</text:p>
          </table:table-cell>
          <table:table-cell table:style-name="ce5" table:formula="of:=LOWER(CONCATENATE(MID([.D7];1;1);[.C7]))" office:value-type="string" office:string-value="btyler" calcext:value-type="string">
            <text:p>btyler</text:p>
          </table:table-cell>
          <table:table-cell table:style-name="ce5" table:formula="of:=IF(OR([.B7]=&quot;Adm&quot;;[.B7]=&quot;Ens&quot;);CONCATENATE([.E7];&quot;@umontpellier.fr&quot;);CONCATENATE([.E7];&quot;@etu.umontpellier.fr&quot;))" office:value-type="string" office:string-value="btyler@umontpellier.fr" calcext:value-type="string">
            <text:p>btyler@umontpellier.fr</text:p>
          </table:table-cell>
          <table:table-cell table:style-name="ce2" table:number-columns-repeated="1018"/>
        </table:table-row>
        <table:table-row table:style-name="ro3">
          <table:table-cell table:style-name="ce5" office:value-type="string" calcext:value-type="string">
            <text:p>TRENAIS_Charles</text:p>
          </table:table-cell>
          <table:table-cell table:style-name="ce5" office:value-type="string" calcext:value-type="string">
            <text:p>Et</text:p>
          </table:table-cell>
          <table:table-cell table:style-name="ce5" table:formula="of:=MID([.A8];1;SEARCH(&quot;_&quot;;[.A8];1)-1)" office:value-type="string" office:string-value="TRENAIS" calcext:value-type="string">
            <text:p>TRENAIS</text:p>
          </table:table-cell>
          <table:table-cell table:style-name="ce5" table:formula="of:=MID([.A8];SEARCH(&quot;_&quot;;[.A8];1)+1;LEN([.A8]))" office:value-type="string" office:string-value="Charles" calcext:value-type="string">
            <text:p>Charles</text:p>
          </table:table-cell>
          <table:table-cell table:style-name="ce5" table:formula="of:=LOWER(CONCATENATE(MID([.D8];1;1);[.C8]))" office:value-type="string" office:string-value="ctrenais" calcext:value-type="string">
            <text:p>ctrenais</text:p>
          </table:table-cell>
          <table:table-cell table:style-name="ce5" table:formula="of:=IF(OR([.B8]=&quot;Adm&quot;;[.B8]=&quot;Ens&quot;);CONCATENATE([.E8];&quot;@umontpellier.fr&quot;);CONCATENATE([.E8];&quot;@etu.umontpellier.fr&quot;))" office:value-type="string" office:string-value="ctrenais@etu.umontpellier.fr" calcext:value-type="string">
            <text:p>ctrenais@etu.umontpellier.fr</text:p>
          </table:table-cell>
          <table:table-cell table:style-name="ce2" table:number-columns-repeated="1018"/>
        </table:table-row>
        <table:table-row table:style-name="ro3">
          <table:table-cell table:style-name="ce5" office:value-type="string" calcext:value-type="string">
            <text:p>HAGUEN_Nina</text:p>
          </table:table-cell>
          <table:table-cell table:style-name="ce5" office:value-type="string" calcext:value-type="string">
            <text:p>Adm</text:p>
          </table:table-cell>
          <table:table-cell table:style-name="ce5" table:formula="of:=MID([.A9];1;SEARCH(&quot;_&quot;;[.A9];1)-1)" office:value-type="string" office:string-value="HAGUEN" calcext:value-type="string">
            <text:p>HAGUEN</text:p>
          </table:table-cell>
          <table:table-cell table:style-name="ce5" table:formula="of:=MID([.A9];SEARCH(&quot;_&quot;;[.A9];1)+1;LEN([.A9]))" office:value-type="string" office:string-value="Nina" calcext:value-type="string">
            <text:p>Nina</text:p>
          </table:table-cell>
          <table:table-cell table:style-name="ce5" table:formula="of:=LOWER(CONCATENATE(MID([.D9];1;1);[.C9]))" office:value-type="string" office:string-value="nhaguen" calcext:value-type="string">
            <text:p>nhaguen</text:p>
          </table:table-cell>
          <table:table-cell table:style-name="ce5" table:formula="of:=IF(OR([.B9]=&quot;Adm&quot;;[.B9]=&quot;Ens&quot;);CONCATENATE([.E9];&quot;@umontpellier.fr&quot;);CONCATENATE([.E9];&quot;@etu.umontpellier.fr&quot;))" office:value-type="string" office:string-value="nhaguen@umontpellier.fr" calcext:value-type="string">
            <text:p>nhaguen@umontpellier.fr</text:p>
          </table:table-cell>
          <table:table-cell table:style-name="ce2" table:number-columns-repeated="1018"/>
        </table:table-row>
        <table:table-row table:style-name="ro3">
          <table:table-cell table:style-name="ce5" office:value-type="string" calcext:value-type="string">
            <text:p>STARR_Johet</text:p>
          </table:table-cell>
          <table:table-cell table:style-name="ce5" office:value-type="string" calcext:value-type="string">
            <text:p>Ens</text:p>
          </table:table-cell>
          <table:table-cell table:style-name="ce5" table:formula="of:=MID([.A10];1;SEARCH(&quot;_&quot;;[.A10];1)-1)" office:value-type="string" office:string-value="STARR" calcext:value-type="string">
            <text:p>STARR</text:p>
          </table:table-cell>
          <table:table-cell table:style-name="ce5" table:formula="of:=MID([.A10];SEARCH(&quot;_&quot;;[.A10];1)+1;LEN([.A10]))" office:value-type="string" office:string-value="Johet" calcext:value-type="string">
            <text:p>Johet</text:p>
          </table:table-cell>
          <table:table-cell table:style-name="ce5" table:formula="of:=LOWER(CONCATENATE(MID([.D10];1;1);[.C10]))" office:value-type="string" office:string-value="jstarr" calcext:value-type="string">
            <text:p>jstarr</text:p>
          </table:table-cell>
          <table:table-cell table:style-name="ce5" table:formula="of:=IF(OR([.B10]=&quot;Adm&quot;;[.B10]=&quot;Ens&quot;);CONCATENATE([.E10];&quot;@umontpellier.fr&quot;);CONCATENATE([.E10];&quot;@etu.umontpellier.fr&quot;))" office:value-type="string" office:string-value="jstarr@umontpellier.fr" calcext:value-type="string">
            <text:p>jstarr@umontpellier.fr</text:p>
          </table:table-cell>
          <table:table-cell table:style-name="ce2"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7" table:default-cell-style-name="ce1"/>
        <table:table-column table:style-name="co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table:table-column table:style-name="co7" table:default-cell-style-name="ce1"/>
        <table:table-column table:style-name="co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Tab" table:base-cell-address="$Feuille1.$A$1" table:cell-range-address="Feuille1.$C$1:Feuille1.$C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stf STF</meta:initial-creator>
    <dc:creator>TOM</dc:creator>
    <meta:creation-date>2008-09-30T15:42:19Z</meta:creation-date>
    <dc:date>2018-10-15T18:05:19Z</dc:date>
    <meta:editing-cycles>8</meta:editing-cycles>
    <meta:editing-duration>PT3085S</meta:editing-duration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